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8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70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6.6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04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999999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999999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999999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</style:style>
    <style:style style:name="T1" style:family="text">
      <style:text-properties fo:text-shadow="1pt 1pt"/>
    </style:style>
    <style:style style:name="T2" style:family="text">
      <style:text-properties fo:color="#666666" fo:font-size="20pt" style:font-size-asian="20pt" style:font-size-complex="20pt"/>
    </style:style>
    <style:style style:name="T3" style:family="text">
      <style:text-properties fo:color="#999999" fo:font-size="15pt" style:font-size-asian="15pt" style:font-size-complex="15pt"/>
    </style:style>
    <style:style style:name="T4" style:family="text">
      <style:text-properties fo:color="#999999"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<text:span text:style-name="T1">TOPIC</text:span></text:p>
            <text:p/>
            <text:p><text:span text:style-name="T2">2022/01/01</text:span></text:p>
          </draw:text-box>
        </draw:frame>
        <draw:frame draw:style-name="gr1" draw:text-style-name="P2" draw:layer="layout" svg:width="8.909cm" svg:height="0.839cm" svg:x="9.546cm" svg:y="0.8cm">
          <draw:text-box>
            <text:p><text:span text:style-name="T3">Waikato Linux Users Group Meetup</text:span></text:p>
          </draw:text-box>
        </draw:frame>
        <draw:frame draw:style-name="gr2" draw:text-style-name="P2" draw:layer="layout" svg:width="19.209cm" svg:height="0.806cm" svg:x="4.466cm" svg:y="13.801cm">
          <draw:text-box>
            <text:p><text:span text:style-name="T4">Sponsored by Computing and Mathematical Sciences, University of Waikato, NZO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<text:span text:style-name="T1">TOPIC</text:span></text:p>
            <text:p/>
            <text:p><text:span text:style-name="T2">2022/01/01</text:span></text:p>
          </draw:text-box>
        </draw:frame>
        <draw:frame draw:style-name="gr1" draw:text-style-name="P2" draw:layer="layout" svg:width="8.909cm" svg:height="0.839cm" svg:x="9.546cm" svg:y="0.8cm">
          <draw:text-box>
            <text:p><text:span text:style-name="T3">Waikato Linux Users Group Meetup</text:span></text:p>
          </draw:text-box>
        </draw:frame>
        <draw:frame draw:style-name="gr4" draw:text-style-name="P4" draw:layer="layout" svg:width="17.228cm" svg:height="0.806cm" svg:x="5.386cm" svg:y="13.801cm">
          <draw:text-box>
            <text:p text:style-name="P3"><text:span text:style-name="T4">Sponsored by Computing and Mathematical Sciences, University of Waikat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<text:span text:style-name="T1">TOPIC</text:span></text:p>
            <text:p/>
            <text:p><text:span text:style-name="T2">2022/01/01</text:span></text:p>
          </draw:text-box>
        </draw:frame>
        <draw:frame draw:style-name="gr5" draw:text-style-name="P6" draw:layer="layout" svg:width="5.404cm" svg:height="0.806cm" svg:x="11.298cm" svg:y="13.801cm">
          <draw:text-box>
            <text:p text:style-name="P5"><text:span text:style-name="T4">Sponsored by NZOSS</text:span></text:p>
          </draw:text-box>
        </draw:frame>
        <draw:frame draw:style-name="gr1" draw:text-style-name="P2" draw:layer="layout" svg:width="8.909cm" svg:height="0.839cm" svg:x="9.547cm" svg:y="0.801cm">
          <draw:text-box>
            <text:p><text:span text:style-name="T3">Waikato Linux Users Group Meetup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2.19cm" svg:x="1.4cm" svg:y="0.628cm" presentation:class="subtitle">
          <draw:text-box>
            <text:p text:style-name="P5"/>
            <text:p text:style-name="P5">WLUG Meetup</text:p>
            <text:p text:style-name="P5"><text:span text:style-name="T5"/></text:p>
            <text:p text:style-name="P7"><text:span text:style-name="T6"><text:tab/></text:span><text:span text:style-name="T6">https://www.meetup.com/WaikatoLinuxUsersGroup/</text:span></text:p>
            <text:p text:style-name="P7"><text:span text:style-name="T6"><text:tab/></text:span><text:span text:style-name="T6">https://github.com/wlug</text:span></text:p>
            <text:p text:style-name="P7"><text:span text:style-name="T7"/></text:p>
            <text:p text:style-name="P5"/>
            <text:p text:style-name="P5">Waikato Linux Users Group</text:p>
            <text:p text:style-name="P5"><text:span text:style-name="T5"/></text:p>
            <text:p text:style-name="P5"><text:span text:style-name="T8"><text:tab/></text:span><text:span text:style-name="T8">http://www.wlug.org.nz/</text:span></text:p>
            <text:p text:style-name="P5"><text:span text:style-name="T8"><text:tab/></text:span><text:span text:style-name="T8">https://list.waikato.ac.nz/postorius/lists/wlug.list.waikato.ac.nz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3:38:38.908610491</meta:creation-date>
    <dc:date>2022-08-23T08:38:51.905333928</dc:date>
    <meta:editing-duration>PT32M12S</meta:editing-duration>
    <meta:editing-cycles>10</meta:editing-cycles>
    <meta:generator>LibreOffice/6.4.7.2$Linux_X86_64 LibreOffice_project/40$Build-2</meta:generator>
    <meta:document-statistic meta:object-count="39"/>
  </office:meta>
</office:document-meta>
</file>